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1005 – First laboratory session: The Nao Robot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Caspar</meta:initial-creator>
    <meta:creation-date>2015-10-12T14:47:25.068421171</meta:creation-date>
    <dc:date>2015-10-12T14:48:52.882139551</dc:date>
    <dc:creator>Luc Caspar</dc:creator>
    <meta:editing-duration>PT1M27S</meta:editing-duration>
    <meta:editing-cycles>1</meta:editing-cycles>
    <meta:document-statistic meta:table-count="0" meta:image-count="0" meta:object-count="0" meta:page-count="1" meta:paragraph-count="1" meta:word-count="7" meta:character-count="49" meta:non-whitespace-character-count="42"/>
    <meta:generator>LibreOffice/4.4.2.2$Linux_X86_64 LibreOffice_project/40m0$Build-2</meta:generator>
  </office:meta>
</office:document-meta>
</file>